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1d4" officeooo:paragraph-rsid="0001f1d4"/>
    </style:style>
    <style:style style:name="P2" style:family="paragraph" style:parent-style-name="Standard">
      <style:text-properties officeooo:rsid="0003d3ce" officeooo:paragraph-rsid="0003d3ce"/>
    </style:style>
    <style:style style:name="P3" style:family="paragraph" style:parent-style-name="Standard">
      <style:text-properties officeooo:rsid="0003d3ce" officeooo:paragraph-rsid="000491e5"/>
    </style:style>
    <style:style style:name="P4" style:family="paragraph" style:parent-style-name="Standard">
      <style:text-properties fo:font-weight="bold" officeooo:rsid="0001f1d4" officeooo:paragraph-rsid="0001f1d4" style:font-weight-asian="bold" style:font-weight-complex="bold"/>
    </style:style>
    <style:style style:name="P5" style:family="paragraph" style:parent-style-name="Standard">
      <style:text-properties fo:font-weight="bold" officeooo:rsid="0001f1d4" officeooo:paragraph-rsid="000491e5" style:font-weight-asian="bold" style:font-weight-complex="bold"/>
    </style:style>
    <style:style style:name="P6" style:family="paragraph" style:parent-style-name="Standard">
      <style:text-properties fo:font-weight="bold" officeooo:rsid="00076786" officeooo:paragraph-rsid="00076786" style:font-weight-asian="bold" style:font-weight-complex="bold"/>
    </style:style>
    <style:style style:name="P7" style:family="paragraph" style:parent-style-name="Standard">
      <style:text-properties officeooo:rsid="000491e5" officeooo:paragraph-rsid="000491e5"/>
    </style:style>
    <style:style style:name="P8" style:family="paragraph" style:parent-style-name="Standard">
      <style:text-properties officeooo:rsid="00076786" officeooo:paragraph-rsid="00076786"/>
    </style:style>
    <style:style style:name="P9" style:family="paragraph" style:parent-style-name="Standard">
      <style:text-properties officeooo:rsid="0007d1c9" officeooo:paragraph-rsid="0007d1c9"/>
    </style:style>
    <style:style style:name="P10" style:family="paragraph" style:parent-style-name="Standard">
      <style:text-properties fo:font-weight="normal" officeooo:rsid="0007f8fd" officeooo:paragraph-rsid="0007f8fd" style:font-weight-asian="normal" style:font-weight-complex="normal"/>
    </style:style>
    <style:style style:name="T1" style:family="text">
      <style:text-properties officeooo:rsid="0003d3ce"/>
    </style:style>
    <style:style style:name="T2" style:family="text">
      <style:text-properties officeooo:rsid="000491e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4900"/>
    </style:style>
    <style:style style:name="T5" style:family="text">
      <style:text-properties officeooo:rsid="00076786"/>
    </style:style>
    <style:style style:name="T6" style:family="text">
      <style:text-properties officeooo:rsid="0007d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différents axes de progression (a partir du 25/03/22) : </text:p>
      <text:p text:style-name="P1"/>
      <text:p text:style-name="P5">- faire le in-position/sizing</text:p>
      <text:p text:style-name="P10"/>
      <text:p text:style-name="P4">- fixé les bugs</text:p>
      <text:p text:style-name="P1">le bug des listes de shader/box qui se mettent mal a jour quand ont supprime un <text:span text:style-name="T1">element</text:span></text:p>
      <text:p text:style-name="P2">le bug du position tool qui bouge quand on change la largeur du padding du margin et la largeur de l’element</text:p>
      <text:p text:style-name="P7">le mauvais fonctionnement de la fermeture du position tool quand on le quitte</text:p>
      <text:p text:style-name="P4">- amélioré les features les plus faibles</text:p>
      <text:p text:style-name="P3"><text:span text:style-name="T2">la mise a jour graphique des elements qui se fait par une boucle plutot qu’a chaque fois qu’on interagit avec un outil de selection</text:span></text:p>
      <text:p text:style-name="P3">les selection liste a transformer en dropbox pour afficher plus d’element</text:p>
      <text:p text:style-name="P7">amelioré la creation/interdiction de nom des différents elements</text:p>
      <text:p text:style-name="P3">les selection de bord difficilement cliquable, <text:span text:style-name="T6">et leur fonctionnement (genre la selection des bord)</text:span></text:p>
      <text:p text:style-name="P3">faire une demiliation net entre margin et padding de l'element container <text:span text:style-name="T4">(comme avec le grid, finalement mais avec le reste)</text:span></text:p>
      <text:p text:style-name="P9">amélioré l’état initial de certain module (couleurs, shader)</text:p>
      <text:p text:style-name="P9">amélioré l’ordre de la liste des bordure</text:p>
      <text:p text:style-name="P4">- ajouté les features pas encore ajouté, mais prévus, dans element</text:p>
      <text:p text:style-name="P2">les images, le texte, la <text:span text:style-name="T5">symetrie la duplication et la recursivité</text:span></text:p>
      <text:p text:style-name="P1"><text:span text:style-name="T3">- ajouté la recursivité dans element ( et position par consequence)</text:span></text:p>
      <text:p text:style-name="P4">- <text:span text:style-name="T1">ameliorer la navigation globale entre les différents menu</text:span></text:p>
      <text:p text:style-name="P7">trouver la meilleur place possible et initial pour chacun des menu existant</text:p>
      <text:p text:style-name="P7">fermer un menu quand on interagit avec un autre</text:p>
      <text:p text:style-name="P7">bouger automatiquement un menu quand celui ci se trouve dessus celui sur lequel on interagit</text:p>
      <text:p text:style-name="P7">faire que quand il n'y a aucun element, le position tool ne soit absolument pas clickable</text:p>
      <text:p text:style-name="P8">ajouté des disclaimer lors de certaine action qui peuvent ramener longtemps en arriere</text:p>
      <text:p text:style-name="P5">- mettre a jour la documentation</text:p>
      <text:p text:style-name="P5"/>
      <text:p text:style-name="P6">une fois tout ca fait :</text:p>
      <text:p text:style-name="P6"/>
      <text:p text:style-name="P6">l’outil html/css</text:p>
      <text:p text:style-name="P6">un outil “class”</text:p>
      <text:p text:style-name="P6">l’outil tranform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3-25T06:53:22.577000000</dc:date>
    <meta:editing-duration>PT24M18S</meta:editing-duration>
    <meta:editing-cycles>1</meta:editing-cycles>
    <meta:document-statistic meta:table-count="0" meta:image-count="0" meta:object-count="0" meta:page-count="1" meta:paragraph-count="28" meta:word-count="294" meta:character-count="1757" meta:non-whitespace-character-count="1490"/>
  </office:meta>
</office:document-meta>
</file>